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" style:family="paragraph" style:parent-style-name="Standard">
      <style:text-properties style:font-name="Liberation Mono" fo:font-size="11pt" fo:language="zxx" fo:country="none" officeooo:paragraph-rsid="0023fadb" style:font-size-asian="11pt" style:language-asian="zxx" style:country-asian="none" style:font-size-complex="11pt" style:language-complex="zxx" style:country-complex="none"/>
    </style:style>
    <style:style style:name="P3" style:family="paragraph" style:parent-style-name="Standard">
      <style:text-properties style:font-name="Liberation Mono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" style:family="paragraph" style:parent-style-name="Standard">
      <style:text-properties style:font-name="Liberation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" style:family="paragraph" style:parent-style-name="Standard">
      <style:text-properties style:font-name="Liberation Mono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text-properties style:font-name="Liberation Mono" fo:font-size="11pt" fo:language="zxx" fo:country="none" officeooo:paragraph-rsid="00294c3f" style:font-size-asian="11pt" style:language-asian="zxx" style:country-asian="none" style:font-size-complex="11pt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1c50" style:font-weight-asian="bold" style:font-weight-complex="bold"/>
    </style:style>
    <style:style style:name="T3" style:family="text">
      <style:text-properties officeooo:rsid="0023fadb"/>
    </style:style>
    <style:style style:name="T4" style:family="text">
      <style:text-properties officeooo:rsid="00241c5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94c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;; <text:span text:style-name="T1">ESC</text:span> can be pressed and released instead of holding <text:span text:style-name="T1">Alt</text:span> key (Meta key)</text:p>
      <text:p text:style-name="P1">(describe-key (kbd "C-[")) ; <text:span text:style-name="T1">C-[</text:span> sends the same signal as <text:span text:style-name="T1">ESC</text:span></text:p>
      <text:p text:style-name="P1"/>
      <text:p text:style-name="P1">;; Place cursor after closing parenthesis, then C-x C-e to evaluate expression:</text:p>
      <text:p text:style-name="P1">(describe-function #'eval-last-sexp) ; C-x C-e</text:p>
      <text:p text:style-name="P1">(describe-function #'eval-print-last-sexp) ; C-j (in *scratch*, special buffers)</text:p>
      <text:p text:style-name="P1">(describe-function #'keyboard-quit) ; C-g</text:p>
      <text:p text:style-name="P1">(describe-function #'keyboard-escape-quit) ; ESC ESC ESC</text:p>
      <text:p text:style-name="P1">(describe-function #'execute-extended-command) ; M-x</text:p>
      <text:p text:style-name="P1">(describe-function #'execute-extended-command-for-buffer) ; M-X</text:p>
      <text:p text:style-name="P1">(describe-function #'eval-expression) ; M-:, M-ESC :</text:p>
      <text:p text:style-name="P1">(describe-function #'list-command-history) ; (default unbound)</text:p>
      <text:p text:style-name="P1">(describe-function #'repeat-complex-command) ; C-x ESC ESC, C-x M-:</text:p>
      <text:p text:style-name="P1">;; Minibuffer history commands: M-n and M-p</text:p>
      <text:p text:style-name="P1">(describe-variable 'command-history)</text:p>
      <text:p text:style-name="P1">(describe-variable 'history-length)</text:p>
      <text:p text:style-name="P1">(describe-function #'previous-error) ; <text:s text:c="3"/>M-g p, M-g M-p</text:p>
      <text:p text:style-name="P1">(describe-function #'next-error) ; C-x `, M-g n, M-g M-n</text:p>
      <text:p text:style-name="P1">;; Emacs pages are between FORM FEED characters ^L (C-q C-l)</text:p>
      <text:p text:style-name="P1">(describe-function #'quoted-insert) ; C-q</text:p>
      <text:p text:style-name="P1">(describe-variable 'page-delimiter)</text:p>
      <text:p text:style-name="P1">(describe-function #'insert-char) ; C-x 8 RET (M-j, or disable `fido-mode')</text:p>
      <text:p text:style-name="P1">(describe-function #'make-string) ; (default unbound)</text:p>
      <text:p text:style-name="P1">(describe-function #'self-insert-command) ; (bound to ordinary text characters)</text:p>
      <text:p text:style-name="P1">(describe-function #'insert) ; (default unbound)</text:p>
      <text:p text:style-name="P1"/>
      <text:p text:style-name="P3">;; Help</text:p>
      <text:p text:style-name="P1">(describe-variable 'text-quoting-style)</text:p>
      <text:p text:style-name="P1">(describe-function #'view-emacs-FAQ) ; C-h C-f</text:p>
      <text:p text:style-name="P1">(describe-function #'info-emacs-manual) ; C-h r</text:p>
      <text:p text:style-name="P1">(describe-function #'info) ; C-h i</text:p>
      <text:p text:style-name="P1">(describe-function #'man) ; (default unbound)</text:p>
      <text:p text:style-name="P1">(describe-function #'shortdoc) ; (default unbound)</text:p>
      <text:p text:style-name="P1">(describe-function #'shortdoc-display-group) ; (default unbound)</text:p>
      <text:p text:style-name="P1">(describe-function #'help) ; (default unbound)</text:p>
      <text:p text:style-name="P1">(describe-function #'help-for-help) ; C-h C-h, C-h ?</text:p>
      <text:p text:style-name="P1">(describe-function #'isearch-help-map) ; C-h C-h (inside I-search)</text:p>
      <text:p text:style-name="P1"/>
      <text:p text:style-name="P1">(describe-function #'describe-bindings) ; C-h b</text:p>
      <text:p text:style-name="P1">(describe-function #'describe-keymap) ; (default unbound)</text:p>
      <text:p text:style-name="P1">(describe-function #'describe-mode) ; C-h m</text:p>
      <text:p text:style-name="P1">(describe-function #'which-key-mode) ; (default unbound)</text:p>
      <text:p text:style-name="P1">(describe-function #'describe-prefix-bindings) ; C-h, ?, F1 (after prefix key)</text:p>
      <text:p text:style-name="P1">(describe-function #'describe-key-briefly) ; C-h c</text:p>
      <text:p text:style-name="P1">(describe-function #'describe-key) ; C-h k</text:p>
      <text:p text:style-name="P1"/>
      <text:p text:style-name="P1">(describe-function #'describe-variable) ; C-h v</text:p>
      <text:p text:style-name="P1">(describe-function #'describe-function) ; C-h f</text:p>
      <text:p text:style-name="P1">(describe-function #'describe-command) ; C-h x</text:p>
      <text:p text:style-name="P1">(describe-function #'where-is) ; C-h w</text:p>
      <text:p text:style-name="P1">(describe-function #'describe-symbol) ; C-h o</text:p>
      <text:p text:style-name="P1">(describe-function #'info-lookup-symbol) ; C-h S</text:p>
      <text:p text:style-name="P1"/>
      <text:p text:style-name="P1">(describe-function #'xref-find-definitions) ; M-. (make TAGS with etags, ctags)</text:p>
      <text:p text:style-name="P1">(describe-function #'xref-find-definitions-other-window) ; C-x 4 .</text:p>
      <text:p text:style-name="P1">(describe-function #'xref-find-references) ; M-?</text:p>
      <text:p text:style-name="P1">(describe-function #'xref-find-apropos) ; C-M-. (can crash Emacs)</text:p>
      <text:p text:style-name="P1">(describe-function #'apropos) ; (default unbound)</text:p>
      <text:p text:style-name="P1">(describe-function #'apropos-variable) ; (default unbound)</text:p>
      <text:p text:style-name="P1">(describe-function #'apropos-user-option) ; (default unbound)</text:p>
      <text:p text:style-name="P1">(describe-function #'apropos-command) ; C-h a</text:p>
      <text:p text:style-name="P1">(describe-function #'apropos-documentation) ; C-h d</text:p>
      <text:p text:style-name="P1"><text:s text:c="80"/><text:span text:style-name="T2">1</text:span></text:p>
      <text:p text:style-name="P1"><text:soft-page-break/>(describe-function #'help-goto-previous-page) ; p <text:s/>(in help buffer)</text:p>
      <text:p text:style-name="P1">(describe-function #'help-goto-next-page) ; n <text:s text:c="5"/>(in help buffer)</text:p>
      <text:p text:style-name="P1">(describe-function #'backward-button) ; S-TAB <text:s text:c="5"/>(in help buffer)</text:p>
      <text:p text:style-name="P1">(describe-function #'forward-button) ; TAB <text:s text:c="8"/>(in help buffer)</text:p>
      <text:p text:style-name="P1">(describe-function #'help-follow-symbol) ; C-c C-c (in help buffer)</text:p>
      <text:p text:style-name="P1">(describe-function #'help-find-source) ; C-h 4 s <text:s text:c="2"/>(in help buffer)</text:p>
      <text:p text:style-name="P1">(describe-variable 'help-at-pt-display-when-idle)</text:p>
      <text:p text:style-name="P1">(describe-function #'display-local-help) ; C-h .</text:p>
      <text:p text:style-name="P1"/>
      <text:p text:style-name="P1">(describe-variable 'package-archives)</text:p>
      <text:p text:style-name="P1">(describe-function #'view-external-packages) ; C-h C-e</text:p>
      <text:p text:style-name="P1">(describe-function #'list-packages) ; (default unbound)</text:p>
      <text:p text:style-name="P1">(describe-function #'finder-by-keyword) ; C-h p</text:p>
      <text:p text:style-name="P1">(describe-function #'describe-package) ; C-h P</text:p>
      <text:p text:style-name="P1"/>
      <text:p text:style-name="P1">(describe-function #'describe-categories) ; (default unbound)</text:p>
      <text:p text:style-name="P1">(describe-function #'what-cursor-position) ; C-x =</text:p>
      <text:p text:style-name="P1">(describe-function #'what-line) ; (default unbound)</text:p>
      <text:p text:style-name="P1">(describe-function #'count-words) ; (default unbound)</text:p>
      <text:p text:style-name="P1">(describe-function #'count-words-region) ; M-=</text:p>
      <text:p text:style-name="P1">(describe-function #'count-lines-page) ; C-x l</text:p>
      <text:p text:style-name="P1"/>
      <text:p text:style-name="P3">;; Narrowing, widening</text:p>
      <text:p text:style-name="P1">(describe-function #'narrow-to-region) ; C-x n n</text:p>
      <text:p text:style-name="P1">(describe-function #'narrow-to-page) ; C-x n p</text:p>
      <text:p text:style-name="P1">(describe-function #'narrow-to-defun) ; C-x n d</text:p>
      <text:p text:style-name="P1">(describe-function #'goto-line-relative) ; C-x n g</text:p>
      <text:p text:style-name="P1">(describe-function #'widen) ; C-x n w</text:p>
      <text:p text:style-name="P1"/>
      <text:p text:style-name="P1">(describe-function #'save-restriction) ; (default unbound)</text:p>
      <text:p text:style-name="P1"/>
      <text:p text:style-name="P3">;; Movement</text:p>
      <text:p text:style-name="P1">(describe-variable 'next-screen-context-lines) ; affects M-v, C-v, etc.</text:p>
      <text:p text:style-name="P1">(describe-function #'beginning-of-buffer) ; M-&lt;</text:p>
      <text:p text:style-name="P1">(describe-function #'end-of-buffer) ; M-&gt;</text:p>
      <text:p text:style-name="P1">(describe-function #'backward-page) ; C-x [</text:p>
      <text:p text:style-name="P1">(describe-function #'forward-page) ; C-x ]</text:p>
      <text:p text:style-name="P1">(customize-variable 'scroll-error-top-bottom)</text:p>
      <text:p text:style-name="P1">(describe-function #'scroll-down-command) ; M-v</text:p>
      <text:p text:style-name="P1">(describe-function #'scroll-up-command) ; C-v</text:p>
      <text:p text:style-name="P1">(describe-function #'scroll-other-window-down) ; C-M-S-v</text:p>
      <text:p text:style-name="P1">(describe-function #'scroll-other-window) ; C-M-v</text:p>
      <text:p text:style-name="P1"/>
      <text:p text:style-name="P1">(describe-function #'scroll-left) ; C-x &lt;</text:p>
      <text:p text:style-name="P1">(describe-function #'scroll-right) ; C-x &gt;</text:p>
      <text:p text:style-name="P1"/>
      <text:p text:style-name="P1">(describe-function #'mwheel-scroll) ; MouseScroll, S-MouseScroll (horizontal)</text:p>
      <text:p text:style-name="P1"/>
      <text:p text:style-name="P1">(describe-function #'reposition-window) ; C-M-l</text:p>
      <text:p text:style-name="P1">(describe-variable 'scroll-margin)</text:p>
      <text:p text:style-name="P1">(describe-variable 'recenter-redisplay)</text:p>
      <text:p text:style-name="P1">(customize-variable 'recenter-positions) ; set to (top 1 2 middle bottom)</text:p>
      <text:p text:style-name="P1">(describe-function #'recenter-top-bottom) ; C-l</text:p>
      <text:p text:style-name="P1">(describe-function #'recenter-other-window) ; C-M-S-l</text:p>
      <text:p text:style-name="P1">(describe-function #'move-to-window-line-top-bottom) ; M-r</text:p>
      <text:p text:style-name="P1">(describe-variable 'line-move-visual)</text:p>
      <text:p text:style-name="P1">(describe-variable 'track-eol)</text:p>
      <text:p text:style-name="P1">(describe-variable 'next-line-add-newlines)</text:p>
      <text:p text:style-name="P1">(describe-function #'previous-line) ; C-p</text:p>
      <text:p text:style-name="P1">(describe-function #'next-line) ; C-n</text:p>
      <text:p text:style-name="P1">(describe-function #'goto-line) ; M-g g, M-g M-g</text:p>
      <text:p text:style-name="P1">(describe-function #'move-to-column) ; M-g TAB</text:p>
      <text:p text:style-name="P1">(describe-function #'goto-char) ; M-g c <text:s text:c="40"/><text:span text:style-name="T2">2</text:span></text:p>
      <text:p text:style-name="P1"><text:soft-page-break/>(describe-function #'backward-char) ; C-b</text:p>
      <text:p text:style-name="P1">(describe-function #'forward-char) ; C-f</text:p>
      <text:p text:style-name="P1">(describe-function #'backward-word) ; M-b</text:p>
      <text:p text:style-name="P1">(describe-function #'forward-word) ; M-f</text:p>
      <text:p text:style-name="P1">(describe-function #'move-beginning-of-line) ; C-a, &lt;home&gt;</text:p>
      <text:p text:style-name="P1">(describe-function #'move-end-of-line) ; C-e, &lt;end&gt;</text:p>
      <text:p text:style-name="P1">(describe-function #'backward-sentence) ; M-a</text:p>
      <text:p text:style-name="P1">(describe-function #'forward-sentence) ; M-e</text:p>
      <text:p text:style-name="P1">(describe-function #'backward-paragraph) ; M-{</text:p>
      <text:p text:style-name="P1">(describe-function #'forward-paragraph) ; M-}</text:p>
      <text:p text:style-name="P1"/>
      <text:p text:style-name="P1">(describe-function #'backward-up-list) ; C-M-u</text:p>
      <text:p text:style-name="P1">(describe-function #'backward-list) ; C-M-p</text:p>
      <text:p text:style-name="P1">(describe-function #'forward-list) ; C-M-n</text:p>
      <text:p text:style-name="P1">(describe-function #'backward-sexp) ; C-M-b</text:p>
      <text:p text:style-name="P1">(describe-function #'forward-sexp) ; C-M-f</text:p>
      <text:p text:style-name="P1"/>
      <text:p text:style-name="P1">(describe-function #'recenter) ; (default unbound)</text:p>
      <text:p text:style-name="P1">(describe-function #'save-excursion) ; (default unbound)</text:p>
      <text:p text:style-name="P1"/>
      <text:p text:style-name="P3">;; Regular expressions:</text:p>
      <text:p text:style-name="P1">;; \| <text:s text:c="24"/>Alternative</text:p>
      <text:p text:style-name="P1">;; \{ \} <text:s text:c="21"/>Repetition</text:p>
      <text:p text:style-name="P1">;; \` \' <text:s text:c="21"/>Beginning and end of buffer</text:p>
      <text:p text:style-name="P1">;; \&lt; \&gt; <text:s text:c="21"/>Beginning and end of word</text:p>
      <text:p text:style-name="P1">;; \b <text:s text:c="24"/>Beginning, or end of word</text:p>
      <text:p text:style-name="P1">;; \B <text:s text:c="24"/>Not at beginning, or end of word</text:p>
      <text:p text:style-name="P1">;; \_&lt; \_&gt; <text:s text:c="19"/>Beginning and end of symbol</text:p>
      <text:p text:style-name="P1">;; *?, +?, ?? <text:s text:c="16"/>Non-greedy *, +, ?</text:p>
      <text:p text:style-name="P1">;; \( \) <text:s text:c="21"/>Capturing group</text:p>
      <text:p text:style-name="P1">;; \(?: \) <text:s text:c="19"/>Shy capturing group</text:p>
      <text:p text:style-name="P1">;; \1 to \9 <text:s text:c="18"/>Insert text from group</text:p>
      <text:p text:style-name="P1">;; \#1 to \#9 <text:s text:c="16"/>Insert text from group as an integer</text:p>
      <text:p text:style-name="P1">;; \? <text:s text:c="24"/>Prompt user for text input</text:p>
      <text:p text:style-name="P1">;; \# <text:s text:c="24"/>Insert number incremented from 0 after every match</text:p>
      <text:p text:style-name="P1">;; \&amp; <text:s text:c="24"/>Insert whole match</text:p>
      <text:p text:style-name="P1">;; \,(function) <text:s text:c="14"/>Call elisp function in replace portion of regexp</text:p>
      <text:p text:style-name="P1">;; \w <text:s text:c="24"/>Word-constituent character</text:p>
      <text:p text:style-name="P1">;; \W <text:s text:c="24"/>Not <text:span text:style-name="T6">w</text:span>ord-constituent character</text:p>
      <text:p text:style-name="P1">;; \sCODE <text:s text:c="20"/>Match <text:s text:c="7"/>character from code table</text:p>
      <text:p text:style-name="P1">;; \Scode <text:s text:c="20"/>Do not match character from code table</text:p>
      <text:p text:style-name="P1">;; Code table (can change depending on major mode):</text:p>
      <text:p text:style-name="P1">;; - <text:s text:c="25"/>Whitespace</text:p>
      <text:p text:style-name="P1">;; w <text:s text:c="25"/>Alnum</text:p>
      <text:p text:style-name="P1">;; _ <text:s text:c="25"/>Alnum with extra symbols: _ ! and others</text:p>
      <text:p text:style-name="P1">;; . <text:s text:c="25"/>Punctuation characters</text:p>
      <text:p text:style-name="P1">;; ( and ) <text:s text:c="19"/>Grouped pair: () [] {}</text:p>
      <text:p text:style-name="P1">;; " <text:s text:c="25"/>String characters: " '</text:p>
      <text:p text:style-name="P1">;; &lt; and &gt; <text:s text:c="19"/>Open/close comment characters</text:p>
      <text:p text:style-name="P1"/>
      <text:p text:style-name="P3">;; Search and replace</text:p>
      <text:p text:style-name="P1">(describe-function #'search-backward) ; (default unbound)</text:p>
      <text:p text:style-name="P1">(describe-function #'re-search-backward) ; (default unbound)</text:p>
      <text:p text:style-name="P1">(describe-function #'search-forward) ; (default unbound)</text:p>
      <text:p text:style-name="P1">(describe-function #'re-search-forward) ; (default unbound)</text:p>
      <text:p text:style-name="P1"/>
      <text:p text:style-name="P1">;; Inside I-search: M-&lt; first match, M-&gt; last match,</text:p>
      <text:p text:style-name="P1">;; M-v previous off-screen match, C-v next off-screen match</text:p>
      <text:p text:style-name="P1">(customize-variable 'isearch-allow-motion) ; turn on this option</text:p>
      <text:p text:style-name="P1">(describe-variable 'isearch-motion-changes-direction)</text:p>
      <text:p text:style-name="P1">(describe-variable 'isearch-yank-on-move)</text:p>
      <text:p text:style-name="P1"/>
      <text:p text:style-name="P1"><text:s text:c="80"/><text:span text:style-name="T2">3</text:span></text:p>
      <text:p text:style-name="P1"><text:soft-page-break/>(describe-function #'multi-isearch-buffers) ; (default unbound)</text:p>
      <text:p text:style-name="P1">(describe-function #'multi-isearch-buffers-regexp) ; (default unbound)</text:p>
      <text:p text:style-name="P1">(describe-function #'multi-isearch-files) ; (default unbound)</text:p>
      <text:p text:style-name="P1">(describe-function #'multi-isearch-files-regexp) ; (default unbound)</text:p>
      <text:p text:style-name="P1"/>
      <text:p text:style-name="P1">(describe-function #'how-many) ; (default unbound)</text:p>
      <text:p text:style-name="P1">(describe-function #'isearch-backward-regexp) ; C-M-r</text:p>
      <text:p text:style-name="P1">(describe-function #'isearch-forward-regexp) ; C-M-s</text:p>
      <text:p text:style-name="P1"/>
      <text:p text:style-name="P1">(describe-variable 'search-highlight-submatches)</text:p>
      <text:p text:style-name="P1">(describe-variable 'query-replace-highlight-submatches)</text:p>
      <text:p text:style-name="P1">(describe-function #'isearch-highlight-regexp) ; M-s h r (inside I-search)</text:p>
      <text:p text:style-name="P1">(describe-function #'isearch-highlight-lines-matching-regexp) ; M-s h l (inside)</text:p>
      <text:p text:style-name="P1"/>
      <text:p text:style-name="P1">(describe-function #'isearch-backward) ; C-r</text:p>
      <text:p text:style-name="P1">(describe-function #'isearch-repeat-backward) ; C-r, C-M-r (inside I-search)</text:p>
      <text:p text:style-name="P1">(describe-function #'isearch-end-of-buffer) ; M-s M-&gt; (inside I-search)</text:p>
      <text:p text:style-name="P1">(describe-function #'isearch-forward) ; C-s</text:p>
      <text:p text:style-name="P1">(describe-function #'isearch-repeat-forward) ; C-s, C-M-s (inside I-search)</text:p>
      <text:p text:style-name="P1">(describe-function #'isearch-beginning-of-buffer) ; M-s M-&lt; (inside I-search)</text:p>
      <text:p text:style-name="P1"/>
      <text:p text:style-name="P1">(describe-function #'word-search-backward) ; M-s w C-r RET</text:p>
      <text:p text:style-name="P1">(describe-function #'word-search-forward) ; M-s w RET</text:p>
      <text:p text:style-name="P1">(describe-function #'isearch-forward-word) ; M-s w</text:p>
      <text:p text:style-name="P1">(describe-function #'isearch-forward-symbol) ; M-s _</text:p>
      <text:p text:style-name="P1">(describe-function #'isearch-forward-symbol-at-point) ; M-s .</text:p>
      <text:p text:style-name="P1">;; When region is active, `isearch-forward-thing-at-point' acts on that region</text:p>
      <text:p text:style-name="P1">;; just like <text:span text:style-name="T1">#</text:span> and <text:span text:style-name="T1">*</text:span> in Vim. If region is not active, it uses heuristic.</text:p>
      <text:p text:style-name="P1">(describe-variable 'isearch-forward-thing-at-point)</text:p>
      <text:p text:style-name="P1">(describe-function #'isearch-forward-thing-at-point) ; M-s M-.</text:p>
      <text:p text:style-name="P1"/>
      <text:p text:style-name="P1">(describe-function #'isearch-yank-until-char) ; C-M-z (inside I-search)</text:p>
      <text:p text:style-name="P1">(describe-function #'isearch-yank-char) ; C-M-y (inside I-search)</text:p>
      <text:p text:style-name="P1">(describe-function #'isearch-yank-word-or-char) ; C-w (inside I-search)</text:p>
      <text:p text:style-name="P1">(describe-function #'isearch-yank-symbol-or-char) ; C-M-w (inside I-search)</text:p>
      <text:p text:style-name="P1">(describe-function #'isearch-yank-line) ; M-s C-e (inside I-search)</text:p>
      <text:p text:style-name="P1">(describe-function #'isearch-yank-kill) ; C-y (inside I-search)</text:p>
      <text:p text:style-name="P1">(describe-function #'isearch-yank-pop) ; M-y (inside I-search)</text:p>
      <text:p text:style-name="P1">(describe-function #'isearch-yank-pop-only) ; M-y (inside I-search)</text:p>
      <text:p text:style-name="P1">(describe-function #'isearch-yank-x-selection) ; MOUSE2 (inside I-search)</text:p>
      <text:p text:style-name="P1"/>
      <text:p text:style-name="P1">(describe-function #'isearch-del-char) ; C-M-d (inside I-search)</text:p>
      <text:p text:style-name="P1">(describe-function #'isearch-delete-char) ; BackSpace (inside I-search)</text:p>
      <text:p text:style-name="P1">(describe-function #'isearch-complete) ; C-M-i, M-TAB (inside I-search)</text:p>
      <text:p text:style-name="P1">(describe-function #'isearch-ring-retreat) ; M-p (inside I-search)</text:p>
      <text:p text:style-name="P1">(describe-function #'isearch-ring-advance) ; M-n (inside I-search)</text:p>
      <text:p text:style-name="P1">(describe-function #'isearch-edit-string) ; M-e (inside I-search)</text:p>
      <text:p text:style-name="P1">;; When editing search string by pressing M-e, or MOUSE1 on search string:</text:p>
      <text:p text:style-name="P1">(describe-function #'isearch-yank-char-in-minibuffer) ; C-f, &lt;right&gt;</text:p>
      <text:p text:style-name="P1"/>
      <text:p text:style-name="P1">(describe-function #'isearch-toggle-case-fold) ; M-c, M-s c (inside I-search)</text:p>
      <text:p text:style-name="P1">(describe-function #'isearch-toggle-char-fold) ; M-s ' (inside I-search)</text:p>
      <text:p text:style-name="P1">(describe-function #'isearch-toggle-regexp) ; M-r, M-s r (inside I-search)</text:p>
      <text:p text:style-name="P1">(describe-function #'isearch-toggle-word) ; M-s w (inside I-search)</text:p>
      <text:p text:style-name="P1">(describe-function #'isearch-toggle-symbol) ; M-s _ (inside I-search)</text:p>
      <text:p text:style-name="P1">(describe-variable 'search-whitespace-regexp)</text:p>
      <text:p text:style-name="P1">(describe-function #'isearch-toggle-lax-whitespace) ; M-s SPC (inside I-search)</text:p>
      <text:p text:style-name="P1">(describe-function #'isearch-toggle-invisible) ; M-s i (inside I-search)</text:p>
      <text:p text:style-name="P1">(describe-variable 'search-invisible)</text:p>
      <text:p text:style-name="P1"/>
      <text:p text:style-name="P1"/>
      <text:p text:style-name="P1"/>
      <text:p text:style-name="P1"><text:s text:c="80"/><text:span text:style-name="T2">4</text:span></text:p>
      <text:p text:style-name="P1"><text:soft-page-break/>(describe-function #'isearch-toggle-input-method) ; C-\ (inside I-search)</text:p>
      <text:p text:style-name="P1">(describe-function #'isearch-toggle-specified-input-method) ; C-^ (in I-search)</text:p>
      <text:p text:style-name="P1">(describe-function #'isearch-transient-input-method) ; C-x \ (inside I-search)</text:p>
      <text:p text:style-name="P1">(describe-function #'isearch-char-by-name) ; C-x 8 RET (inside I-search)</text:p>
      <text:p text:style-name="P1">(describe-function #'isearch-quote-char) ; C-q (inside I-search)</text:p>
      <text:p text:style-name="P1">(describe-function #'isearch-printing-char) ; C-j (inside I-search)</text:p>
      <text:p text:style-name="P1"/>
      <text:p text:style-name="P1">(describe-function #'isearch-abort) ; C-g, C-g C-g (inside I-search)</text:p>
      <text:p text:style-name="P1">(describe-function #'isearch-cancel) ; ESC ESC ESC</text:p>
      <text:p text:style-name="P1">(describe-function #'isearch-exit) ; RET (inside I-search)</text:p>
      <text:p text:style-name="P1"/>
      <text:p text:style-name="P1">(describe-variable 'replace-lax-whitespace)</text:p>
      <text:p text:style-name="P1">(describe-variable 'replace-regexp-lax-whitespace)</text:p>
      <text:p text:style-name="P1">(describe-variable 'case-fold-search)</text:p>
      <text:p text:style-name="P1">(describe-variable 'search-upper-case)</text:p>
      <text:p text:style-name="P1">(describe-variable 'case-replace)</text:p>
      <text:p text:style-name="P1">(describe-variable 'replace-char-fold)</text:p>
      <text:p text:style-name="P1">(describe-variable 'query-replace-show-replacement)</text:p>
      <text:p text:style-name="P1">(describe-function #'query-replace) ; M-%</text:p>
      <text:p text:style-name="P1">(describe-function #'isearch-query-replace) ; M-% (inside I-search)</text:p>
      <text:p text:style-name="P1">(describe-function #'query-replace-regexp) ; C-M-%</text:p>
      <text:p text:style-name="P1">(describe-function #'isearch-query-replace-regexp) ; C-M-% (inside I-search)</text:p>
      <text:p text:style-name="P1">(describe-function #'replace-string) ; (default unbound)</text:p>
      <text:p text:style-name="P1">(describe-function #'replace-regexp) ; (default unbound)</text:p>
      <text:p text:style-name="P1">(describe-function #'delete-duplicate-lines) ; (default unbound)</text:p>
      <text:p text:style-name="P1">(describe-function #'keep-lines) ; (default unbound)</text:p>
      <text:p text:style-name="P1">(describe-function #'flush-lines) ; (default unbound)</text:p>
      <text:p text:style-name="P1">(describe-function #'kill-matching-lines) ; (default unbound)</text:p>
      <text:p text:style-name="P1">(describe-function #'copy-matching-lines) ; (default unbound)</text:p>
      <text:p text:style-name="P1"/>
      <text:p text:style-name="P1">(describe-function #'occur) ; M-s o</text:p>
      <text:p text:style-name="P1">(describe-function #'isearch-occur) ; M-s o (inside I-search)</text:p>
      <text:p text:style-name="P1">(describe-function #'multi-occur) ; (default unbound)</text:p>
      <text:p text:style-name="P1">(describe-function #'multi-occur-in-matching-buffers) ; (default unbound)</text:p>
      <text:p text:style-name="P1">(describe-function #'imenu) ; M-i (default unbound)</text:p>
      <text:p text:style-name="P1"/>
      <text:p text:style-name="P3">;; Highlight</text:p>
      <text:p text:style-name="P1">(describe-function #'highlight-changes-mode) ; (default unbound)</text:p>
      <text:p text:style-name="P1">(describe-function #'highlight-lines-matching-regexp) ; M-s h l</text:p>
      <text:p text:style-name="P1">(describe-function #'highlight-phrase) ; M-s h p</text:p>
      <text:p text:style-name="P1">(describe-function #'highlight-symbol-at-point) ; M-s h .</text:p>
      <text:p text:style-name="P1">(describe-function #'highlight-regexp) ; M-s h r</text:p>
      <text:p text:style-name="P1">(describe-function #'unhighlight-regexp) ; M-s h u</text:p>
      <text:p text:style-name="P1">(describe-function #'global-hi-lock-mode) ; (default unbound)</text:p>
      <text:p text:style-name="P1">(describe-function #'hi-lock-mode) ; (default unbound)</text:p>
      <text:p text:style-name="P1">(describe-function #'hi-lock-write-interactive-patterns) ; M-s h w</text:p>
      <text:p text:style-name="P1">;; Enable `global-hi-lock-mode' before visiting file, or `hi-lock-find-patterns'</text:p>
      <text:p text:style-name="P1">;; will not work. Patterns must be placed at the beginning of the file.</text:p>
      <text:p text:style-name="P1">(describe-function #'hi-lock-find-patterns) ; M-s h f</text:p>
      <text:p text:style-name="P1"/>
      <text:p text:style-name="P3">;; Cut, copy, paste, select region</text:p>
      <text:p text:style-name="P1">(describe-function #'backward-delete-char-untabify) ; BackSpace (in prog-mode)</text:p>
      <text:p text:style-name="P1">(describe-function #'delete-backward-char) ; BackSpace (in text-mode)</text:p>
      <text:p text:style-name="P1">(describe-function #'delete-forward-char) ; Delete</text:p>
      <text:p text:style-name="P1">(describe-function #'delete-char) ; C-d</text:p>
      <text:p text:style-name="P1">(describe-variable 'select-enable-clipboard)</text:p>
      <text:p text:style-name="P1">(describe-variable 'save-interprogram-paste-before-kill)</text:p>
      <text:p text:style-name="P1">(describe-function #'append-next-kill) ; C-M-w</text:p>
      <text:p text:style-name="P1">(describe-function #'backward-kill-word) ; C-BackSpace, M-BackSpace</text:p>
      <text:p text:style-name="P1">(describe-function #'kill-word) ; M-d</text:p>
      <text:p text:style-name="P1">(describe-function #'zap-to-char) ; M-z</text:p>
      <text:p text:style-name="P1">(describe-function #'zap-up-to-char) ; C-M-z (default unbound)</text:p>
      <text:p text:style-name="P1">(describe-variable 'kill-transform-function) <text:s text:c="35"/><text:span text:style-name="T2">5</text:span></text:p>
      <text:p text:style-name="P1"><text:soft-page-break/>(describe-function #'kill-line) ; C-k</text:p>
      <text:p text:style-name="P1">(describe-function #'kill-whole-line) ; C-S-BackSpace</text:p>
      <text:p text:style-name="P1">(describe-function #'backward-kill-sentence) ; C-x BackSpace</text:p>
      <text:p text:style-name="P1">(describe-function #'kill-sentence) ; M-k</text:p>
      <text:p text:style-name="P1">(describe-function #'backward-kill-sexp) ; ESC C-BackSpace, ESC C-Delete</text:p>
      <text:p text:style-name="P1">(describe-function #'kill-sexp) ; C-M-k</text:p>
      <text:p text:style-name="P1">(describe-function #'backward-kill-paragraph) ; (default unbound)</text:p>
      <text:p text:style-name="P1">(describe-function #'kill-paragraph) ; (default unbound)</text:p>
      <text:p text:style-name="P1"/>
      <text:p text:style-name="P1">(describe-function #'transient-mark-mode) ; (default unbound)</text:p>
      <text:p text:style-name="P1">(describe-function #'lost-selection-mode) ; (default unbound)</text:p>
      <text:p text:style-name="P1">(describe-variable 'shift-select-mode)</text:p>
      <text:p text:style-name="P1">(describe-variable 'highlight-nonselected-windows)</text:p>
      <text:p text:style-name="P1">(describe-function #'mark-whole-buffer) ; C-x h</text:p>
      <text:p text:style-name="P1">(describe-function #'mark-page) ; C-x C-p</text:p>
      <text:p text:style-name="P1">(describe-function #'mark-paragraph) ; M-h</text:p>
      <text:p text:style-name="P1">(describe-function #'mark-defun) ; C-M-h</text:p>
      <text:p text:style-name="P1">(describe-function #'mark-sexp) ; C-M-SPC, C-M-@</text:p>
      <text:p text:style-name="P1">(describe-function #'mark-end-of-sentence) ; (default unbound)</text:p>
      <text:p text:style-name="P1">(describe-function #'mark-word) ; M-@</text:p>
      <text:p text:style-name="P1">(describe-function #'set-mark-command) ; C-SPC, C-@</text:p>
      <text:p text:style-name="P1">(describe-function #'exchange-point-and-mark) ; C-x C-x</text:p>
      <text:p text:style-name="P1">(describe-function #'pop-global-mark) ; C-x C-SPC, C-x C-@</text:p>
      <text:p text:style-name="P1"/>
      <text:p text:style-name="P1">(describe-function #'delete-selection-mode) ; (default unbound)</text:p>
      <text:p text:style-name="P1">(describe-function #'delete-active-region) ; (default unbound)</text:p>
      <text:p text:style-name="P1">(describe-function #'delete-region) ; C-x m (default unbound)</text:p>
      <text:p text:style-name="P1">(describe-function #'kill-region) ; C-w</text:p>
      <text:p text:style-name="P1">(describe-function #'kill-ring-save) ; M-w</text:p>
      <text:p text:style-name="P1">(describe-function #'yank) ; C-y</text:p>
      <text:p text:style-name="P1">(customize-variable 'yank-pop-change-selection)</text:p>
      <text:p text:style-name="P1">(describe-function #'yank-pop) ; M-y</text:p>
      <text:p text:style-name="P1"/>
      <text:p text:style-name="P1">(customize-variable 'mouse-yank-at-point)</text:p>
      <text:p text:style-name="P1">(describe-function #'mouse-drag-region) ; MOUSE1 (hold and drag)</text:p>
      <text:p text:style-name="P1">(describe-function #'mouse-set-point) ; MOUSE1</text:p>
      <text:p text:style-name="P1">(describe-function #'mouse-save-then-kill) ; MOUSE3</text:p>
      <text:p text:style-name="P1">(describe-function #'mouse-yank-primary) ; MOUSE2</text:p>
      <text:p text:style-name="P1">(describe-function #'mouse-drag-secondary) ; M-MOUSE1 (hold and drag)</text:p>
      <text:p text:style-name="P1">(describe-function #'mouse-start-secondary) ; M-MOUSE1</text:p>
      <text:p text:style-name="P1">(describe-function #'mouse-secondary-save-then-kill) ; M-MOUSE3</text:p>
      <text:p text:style-name="P1">(describe-function #'mouse-yank-secondary) ; M-MOUSE2</text:p>
      <text:p text:style-name="P1"/>
      <text:p text:style-name="P1">(describe-function #'mouse-drag-region-rectangle) ; C-M-MOUSE1 (drag)</text:p>
      <text:p text:style-name="P1">(describe-function #'cua-rectangle-mark-mode) ; (default unbound)</text:p>
      <text:p text:style-name="P1">(describe-function #'rectangle-mark-mode) ; C-x SPC</text:p>
      <text:p text:style-name="P1">(describe-function #'rectangle-exchange-point-and-mark) ; C-x C-x (in rectangle)</text:p>
      <text:p text:style-name="P1">(describe-function #'rectangle-number-lines) ; C-x r N</text:p>
      <text:p text:style-name="P1">(describe-function #'string-insert-rectangle) ; (default unbound)</text:p>
      <text:p text:style-name="P1">(describe-function #'string-rectangle) ; C-x r t</text:p>
      <text:p text:style-name="P1">(describe-function #'open-rectangle) ; C-x r o</text:p>
      <text:p text:style-name="P1">(describe-function #'clear-rectangle) ; C-x r c</text:p>
      <text:p text:style-name="P1">(describe-function #'delete-whitespace-rectangle) ; (default unbound)</text:p>
      <text:p text:style-name="P1">(describe-function #'delete-rectangle) ; C-x r d</text:p>
      <text:p text:style-name="P1">(describe-function #'kill-rectangle) ; C-x r k</text:p>
      <text:p text:style-name="P1">(describe-function #'copy-rectangle-as-kill) ; C-x r M-w</text:p>
      <text:p text:style-name="P1">(describe-function #'yank-rectangle) ; C-x r y</text:p>
      <text:p text:style-name="P1"/>
      <text:p text:style-name="P3">;; Case</text:p>
      <text:p text:style-name="P1">(describe-function #'capitalize-word) ; M-c</text:p>
      <text:p text:style-name="P1">(describe-function #'downcase-word) ; M-l</text:p>
      <text:p text:style-name="P1">(describe-function #'upcase-word) ; M-u</text:p>
      <text:p text:style-name="P1"><text:s text:c="80"/><text:span text:style-name="T2">6</text:span></text:p>
      <text:p text:style-name="P1"><text:soft-page-break/>(describe-function #'upcase-initials-region) ; (default unbound)</text:p>
      <text:p text:style-name="P1">(describe-function #'capitalize-region) ; (default unbound)</text:p>
      <text:p text:style-name="P1">(describe-function #'downcase-region) ; C-x C-l</text:p>
      <text:p text:style-name="P1">(describe-function #'upcase-region) ; C-x C-u</text:p>
      <text:p text:style-name="P1"/>
      <text:p text:style-name="P1">(describe-function #'upcase-initials) ; (default unbound)</text:p>
      <text:p text:style-name="P1">(describe-function #'capitalize) ; (default unbound)</text:p>
      <text:p text:style-name="P1">(describe-function #'downcase) ; (default unbound)</text:p>
      <text:p text:style-name="P1">(describe-function #'upcase) ; (default unbound)</text:p>
      <text:p text:style-name="P1"/>
      <text:p text:style-name="P3">;; Transpose</text:p>
      <text:p text:style-name="P1">(describe-function #'transpose-chars) ; C-t</text:p>
      <text:p text:style-name="P1">(describe-function #'transpose-words) ; M-t</text:p>
      <text:p text:style-name="P1">(describe-function #'transpose-lines) ; C-x C-t</text:p>
      <text:p text:style-name="P1">(describe-function #'transpose-sentences) ; (default unbound)</text:p>
      <text:p text:style-name="P1">(describe-function #'transpose-paragraphs) ; (default unbound)</text:p>
      <text:p text:style-name="P1">(describe-function #'transpose-sexps) ; C-M-t</text:p>
      <text:p text:style-name="P1">(describe-function #'transpose-regions) ; (default unbound)</text:p>
      <text:p text:style-name="P1"/>
      <text:p text:style-name="P1">(describe-function #'transpose-subr) ; (default unbound)</text:p>
      <text:p text:style-name="P1">(describe-function #'transpose-subr-1) ; (default unbound)</text:p>
      <text:p text:style-name="P1"/>
      <text:p text:style-name="P3">;; Indentation, whitespace</text:p>
      <text:p text:style-name="P1">(describe-function #'indent-region) ; C-M-\</text:p>
      <text:p text:style-name="P1">(describe-function #'indent-rigidly) ; C-x TAB</text:p>
      <text:p text:style-name="P1">(describe-function #'indent-for-tab-command) ; TAB</text:p>
      <text:p text:style-name="P1">(describe-function #'electric-newline-and-maybe-indent) ; C-j</text:p>
      <text:p text:style-name="P1">(describe-function #'newline) ; RET</text:p>
      <text:p text:style-name="P1">(describe-function #'open-line) ; C-o</text:p>
      <text:p text:style-name="P1">(describe-function #'split-line) ; C-M-o</text:p>
      <text:p text:style-name="P1">(describe-function #'delete-blank-lines) ; C-x C-o</text:p>
      <text:p text:style-name="P1">(describe-function #'delete-indentation) ; M-^</text:p>
      <text:p text:style-name="P1">(describe-function #'just-one-space) ; M-SPC (in Emacs 28.2)</text:p>
      <text:p text:style-name="P1">(describe-function #'cycle-spacing) ; M-SPC <text:s/>(in Emacs 30.1)</text:p>
      <text:p text:style-name="P1">(describe-function #'delete-horizontal-space) ; M-\</text:p>
      <text:p text:style-name="P1">(describe-function #'delete-to-left-margin) ; (default unbound)</text:p>
      <text:p text:style-name="P1">(describe-variable 'show-trailing-whitespace)</text:p>
      <text:p text:style-name="P1">(describe-variable 'delete-trailing-lines)</text:p>
      <text:p text:style-name="P1">(describe-function #'delete-trailing-whitespace) ; (default unbound)</text:p>
      <text:p text:style-name="P1"/>
      <text:p text:style-name="P1">(describe-function #'set-selective-display) ; C-x $</text:p>
      <text:p text:style-name="P1"/>
      <text:p text:style-name="P3">;; Comments</text:p>
      <text:p text:style-name="P1">(describe-variable 'comment-column)</text:p>
      <text:p text:style-name="P1">(describe-function #'comment-indent) ; (default unbound)</text:p>
      <text:p text:style-name="P1">(describe-function #'default-indent-new-line) ; M-j, C-M-j</text:p>
      <text:p text:style-name="P1">(describe-function #'comment-line) ; C-x C-;</text:p>
      <text:p text:style-name="P1">(describe-function #'comment-box) ; (default unbound)</text:p>
      <text:p text:style-name="P1">(describe-function #'comment-dwim) ; M-;</text:p>
      <text:p text:style-name="P1"/>
      <text:p text:style-name="P3">;; Registers</text:p>
      <text:p text:style-name="P1">(describe-function #'point-to-register) ; C-x r SPC, C-x r C-SPC, C-x r C-@</text:p>
      <text:p text:style-name="P1">(describe-function #'copy-rectangle-to-register) ; C-x r r</text:p>
      <text:p text:style-name="P1">(describe-function #'copy-to-register) ; C-x r s, C-x r x</text:p>
      <text:p text:style-name="P1">(describe-function #'number-to-register) ; C-x r n</text:p>
      <text:p text:style-name="P1">(describe-function #'increment-register) ; C-x r +</text:p>
      <text:p text:style-name="P1"/>
      <text:p text:style-name="P1">(describe-function #'insert-register) ; C-x r g, C-x r i</text:p>
      <text:p text:style-name="P1"/>
      <text:p text:style-name="P1">(describe-function #'set-register) ; (default unbound)</text:p>
      <text:p text:style-name="P1">(describe-variable 'register-separator)</text:p>
      <text:p text:style-name="P1">;; (setq register-separator ?+) <text:s text:c="14"/>; example</text:p>
      <text:p text:style-name="P1">;; (set-register register-separator "\n\n") <text:s text:c="2"/>; example <text:s text:c="24"/><text:span text:style-name="T2">7</text:span></text:p>
      <text:p text:style-name="P1"><text:soft-page-break/>(describe-function #'prepend-to-register) ; (default unbound)</text:p>
      <text:p text:style-name="P1">(describe-function #'append-to-register) ; (default unbound)</text:p>
      <text:p text:style-name="P1"/>
      <text:p text:style-name="P1">;; (set-register ?s '(buffer . "*scratch*")) <text:s/>; example</text:p>
      <text:p text:style-name="P1">;; (set-register ?f '(file . "/tmp/file.el")) ; example</text:p>
      <text:p text:style-name="P1"/>
      <text:p text:style-name="P1">(describe-function #'frameset-to-register) ; C-x r f</text:p>
      <text:p text:style-name="P1">(describe-function #'window-configuration-to-register) ; C-x r w</text:p>
      <text:p text:style-name="P1"/>
      <text:p text:style-name="P1">(describe-function #'jump-to-register) ; C-x r j</text:p>
      <text:p text:style-name="P1"/>
      <text:p text:style-name="P1">(describe-variable 'register-use-preview)</text:p>
      <text:p text:style-name="P1">(describe-variable 'register-preview-delay)</text:p>
      <text:p text:style-name="P1">(describe-function #'view-register) ; (default unbound)</text:p>
      <text:p text:style-name="P1"/>
      <text:p text:style-name="P1">(describe-function #'savehist-mode) ; (default unbound)</text:p>
      <text:p text:style-name="P1">(describe-function #'desktop-save-mode) ; (default unbound)</text:p>
      <text:p text:style-name="P1"/>
      <text:p text:style-name="P3">;; Repeat last action (kill, yank, etc.), undo, redo</text:p>
      <text:p text:style-name="P1">(describe-function #'repeat) ; C-x z</text:p>
      <text:p text:style-name="P1">(describe-function #'undo) ; C-/, C-x u, C-_</text:p>
      <text:p text:style-name="P1">(describe-variable 'undo-no-redo)</text:p>
      <text:p text:style-name="P1">(customize-variable 'undo-no-redo)</text:p>
      <text:p text:style-name="P1">(describe-function #'undo-only) ; (default unbound, same as `undo-no-redo' t)</text:p>
      <text:p text:style-name="P1">(describe-function #'undo-redo) ; C-?, C-M-_</text:p>
      <text:p text:style-name="P1"/>
      <text:p text:style-name="P3">;; Bookmarks</text:p>
      <text:p text:style-name="P1">(describe-function #'list-bookmarks) ; C-x r l (alias for bookmark-bmenu-list)</text:p>
      <text:p text:style-name="P1">(describe-function #'bookmark-bmenu-list) ; C-x r l</text:p>
      <text:p text:style-name="P1">(describe-function #'bookmark-set) ; C-x r m</text:p>
      <text:p text:style-name="P1">(describe-function #'bookmark-set-no-overwrite) ; C-x r M</text:p>
      <text:p text:style-name="P1">(describe-function #'bookmark-jump) ; C-x r b</text:p>
      <text:p text:style-name="P1">(customize-variable 'bookmark-save-flag) ; set it to 1</text:p>
      <text:p text:style-name="P1">(describe-function #'bookmark-save) ; (default unbound)</text:p>
      <text:p text:style-name="P1">(describe-function #'bookmark-delete) ; (default unbound)</text:p>
      <text:p text:style-name="P1">(describe-function #'bookmark-insert-location) ; (default unbound)</text:p>
      <text:p text:style-name="P1">(describe-function #'bookmark-insert) ; (default unbound)</text:p>
      <text:p text:style-name="P1"/>
      <text:p text:style-name="P3">;; Buffers, windows, Emacs</text:p>
      <text:p text:style-name="P1">(describe-function #'suspend-frame) ; C-z, C-x C-z</text:p>
      <text:p text:style-name="P1">(describe-function #'make-frame-command) ; C-x 5 2</text:p>
      <text:p text:style-name="P1">(describe-function #'display-buffer-other-frame) ; C-x 5 C-o</text:p>
      <text:p text:style-name="P1">(describe-function #'switch-to-buffer-other-frame) ; C-x 5 b</text:p>
      <text:p text:style-name="P1">(describe-function #'other-frame) ; C-x 5 o</text:p>
      <text:p text:style-name="P1">(describe-function #'delete-other-frames) ; C-x 5 1</text:p>
      <text:p text:style-name="P1">(describe-function #'delete-frame) ; C-x 5 0</text:p>
      <text:p text:style-name="P1">(describe-function #'split-window-below) ; C-x 2</text:p>
      <text:p text:style-name="P1">(describe-function #'split-window-right) ; C-x 3</text:p>
      <text:p text:style-name="P1">(describe-function #'other-window) ; C-x o, M-o</text:p>
      <text:p text:style-name="P1">(describe-function #'delete-other-windows) ; C-x 1</text:p>
      <text:p text:style-name="P1">(describe-function #'delete-window) ; C-x 0</text:p>
      <text:p text:style-name="P1">(describe-function #'quit-window) ; q (in special buffers)</text:p>
      <text:p text:style-name="P1"/>
      <text:p text:style-name="P1">(describe-function #'mouse-delete-other-windows) ; MOUSE2 (click on mode-line)</text:p>
      <text:p text:style-name="P1">(describe-function #'mouse-delete-window) ; MOUSE3 (click on mode-line)</text:p>
      <text:p text:style-name="P1"/>
      <text:p text:style-name="P1">(describe-function #'mouse-select-window) ; MOUSE1 (click on mode-line)</text:p>
      <text:p text:style-name="P1">(describe-function #'mouse-drag-mode-line) ; MOUSE1 (drag mode-line)</text:p>
      <text:p text:style-name="P1">(describe-function #'mouse-drag-vertical-line) ; MOUSE1 (drag vertical-line)</text:p>
      <text:p text:style-name="P1"/>
      <text:p text:style-name="P1"/>
      <text:p text:style-name="P1"/>
      <text:p text:style-name="P1"><text:s text:c="80"/><text:span text:style-name="T2">8</text:span></text:p>
      <text:p text:style-name="P1"><text:soft-page-break/>(describe-function #'shrink-window-if-larger-than-buffer) ; C-x -</text:p>
      <text:p text:style-name="P1">(describe-function #'balance-windows) ; C-x +</text:p>
      <text:p text:style-name="P1">(describe-function #'shrink-window) ; (default unbound)</text:p>
      <text:p text:style-name="P1">(describe-function #'enlarge-window) ; C-x ^</text:p>
      <text:p text:style-name="P1">(describe-function #'shrink-window-horizontally) ; C-x {</text:p>
      <text:p text:style-name="P1">(describe-function #'enlarge-window-horizontally) ; C-x }</text:p>
      <text:p text:style-name="P1"/>
      <text:p text:style-name="P1">(describe-function #'kill-buffer-and-window) ; C-x 4 0</text:p>
      <text:p text:style-name="P1">(describe-function #'kill-buffer) ; C-x k</text:p>
      <text:p text:style-name="P1">(describe-function #'previous-buffer) ; C-x &lt;left&gt;, C-x C-&lt;left&gt;</text:p>
      <text:p text:style-name="P1">(describe-function #'next-buffer) ; C-x &lt;right&gt;, C-x C-&lt;right&gt;</text:p>
      <text:p text:style-name="P1">(describe-function #'pop-to-buffer) ; (default unbound)</text:p>
      <text:p text:style-name="P1">(describe-function #'switch-to-buffer) ; C-x b</text:p>
      <text:p text:style-name="P1">(describe-function #'view-echo-area-messages) ; C-h e (*Messages* buffer)</text:p>
      <text:p text:style-name="P1">(describe-function #'rename-buffer) ; C-x x r</text:p>
      <text:p text:style-name="P1">(describe-function #'rename-uniquely) ; C-x x u</text:p>
      <text:p text:style-name="P1">(describe-function #'mouse-buffer-menu) ; C-MOUSE1</text:p>
      <text:p text:style-name="P1">(describe-function #'list-buffers) ; unbound (default C-x C-b)</text:p>
      <text:p text:style-name="P1">(describe-function #'buffer-menu) ; unbound (may be bound to C-x C-b)</text:p>
      <text:p text:style-name="P1">(describe-function #'ibuffer) ; C-x C-b (default unbound)</text:p>
      <text:p text:style-name="P1">(describe-function #'copy-to-buffer) ; (default unbound)</text:p>
      <text:p text:style-name="P1">(describe-function #'prepend-to-buffer) ; (default unbound)</text:p>
      <text:p text:style-name="P1">(describe-function #'append-to-buffer) ; (default unbound)</text:p>
      <text:p text:style-name="P1">(describe-function #'clone-buffer) ; C-x x n</text:p>
      <text:p text:style-name="P1">(describe-function #'insert-buffer) ; C-x x i</text:p>
      <text:p text:style-name="P1">(describe-function #'erase-buffer) ; (default unbound)</text:p>
      <text:p text:style-name="P1">(describe-function #'revert-buffer) ; g (in special buffers)</text:p>
      <text:p text:style-name="P1">(describe-function #'revert-buffer-quick) ; C-x x g</text:p>
      <text:p text:style-name="P1">(describe-function #'font-lock-update) ; C-x x f</text:p>
      <text:p text:style-name="P1"/>
      <text:p text:style-name="P1">(describe-function #'list-directory) ; C-x C-d</text:p>
      <text:p text:style-name="P1">(describe-function #'dired) ; C-x d</text:p>
      <text:p text:style-name="P1">(describe-function #'dired-jump) ; C-x C-j</text:p>
      <text:p text:style-name="P1">(describe-function #'dired-jump-other-window) ; C-x 4 C-j</text:p>
      <text:p text:style-name="P1">(describe-variable 'default-directory)</text:p>
      <text:p text:style-name="P1">(describe-function #'append-to-file) ; (default unbound)</text:p>
      <text:p text:style-name="P1">(describe-function #'insert-file-literally) ; (default unbound)</text:p>
      <text:p text:style-name="P1">(describe-function #'insert-file) ; C-x i</text:p>
      <text:p text:style-name="P1">(describe-function #'find-file-other-frame) ; C-x 5 f, C-x 5 C-f</text:p>
      <text:p text:style-name="P1">(describe-function #'find-file-other-window) ; C-x 4 f, C-x 4 C-f</text:p>
      <text:p text:style-name="P1">(describe-function #'find-alternate-file) ; C-x C-v</text:p>
      <text:p text:style-name="P1">(describe-function #'find-file) ; C-x C-f</text:p>
      <text:p text:style-name="P1">(describe-function #'find-file-literally) ; (default unbound)</text:p>
      <text:p text:style-name="P1">(describe-function #'find-file-read-only) ; C-x C-r</text:p>
      <text:p text:style-name="P1">(describe-function #'read-only-mode) ; C-x C-q</text:p>
      <text:p text:style-name="P1">(describe-function #'recover-this-file) ; (default unbound)</text:p>
      <text:p text:style-name="P1">(describe-function #'recover-file) ; (default unbound)</text:p>
      <text:p text:style-name="P1">(describe-function #'write-file) ; C-x C-w</text:p>
      <text:p text:style-name="P1">(describe-function #'save-buffer) ; C-x C-s</text:p>
      <text:p text:style-name="P1">(describe-function #'save-some-buffers) ; C-x s</text:p>
      <text:p text:style-name="P1"/>
      <text:p text:style-name="P1">(describe-function #'yes-or-no-p) ; (default unbound)</text:p>
      <text:p text:style-name="P1">(describe-function #'y-or-n-p) ; (default unbound)</text:p>
      <text:p text:style-name="P1">(describe-variable 'confirm-kill-processes)</text:p>
      <text:p text:style-name="P1">(describe-variable 'confirm-kill-emacs)</text:p>
      <text:p text:style-name="P1">(describe-variable 'kill-emacs-hook)</text:p>
      <text:p text:style-name="P1">(describe-function #'kill-emacs) ; (default unbound)</text:p>
      <text:p text:style-name="P1">(describe-variable 'kill-emacs-query-functions)</text:p>
      <text:p text:style-name="P1">(describe-function #'save-buffers-kill-emacs) ; (default unbound)</text:p>
      <text:p text:style-name="P1">(describe-function #'save-buffers-kill-terminal) ; C-x C-M-c (default C-x C-c)</text:p>
      <text:p text:style-name="P1"/>
      <text:p text:style-name="P4"/>
      <text:p text:style-name="P3"><text:span text:style-name="T5"><text:s text:c="80"/></text:span><text:span text:style-name="T4">9</text:span></text:p>
      <text:p text:style-name="P3"><text:soft-page-break/>;; Minibuffer</text:p>
      <text:p text:style-name="P1">(describe-function #'minibuffer-inactive-mode) ; (default unbound)</text:p>
      <text:p text:style-name="P1">(describe-function #'minibuffer-mode) ; (default unbound)</text:p>
      <text:p text:style-name="P1">(describe-function #'abort-minibuffers) ; C-g (in minibuffer)</text:p>
      <text:p text:style-name="P1">(describe-function #'minibuffer-electric-default-mode) ; (default unbound)</text:p>
      <text:p text:style-name="P1">(describe-variable 'completions-format)</text:p>
      <text:p text:style-name="P1">(describe-variable 'completions-sort)</text:p>
      <text:p text:style-name="P1">(describe-function #'minibuffer-completion-help) ; ? (in minibuffer)</text:p>
      <text:p text:style-name="P1">(describe-function #'minibuffer-complete) ; TAB (in minibuffer)</text:p>
      <text:p text:style-name="P1">(describe-function #'minibuffer-complete-word) ; SPC (in minibuffer)</text:p>
      <text:p text:style-name="P1">(describe-function #'switch-to-completions) ; M-v, M-g M-c (in minibuffer)</text:p>
      <text:p text:style-name="P1">(describe-function #'minibuffer-choose-completion) ; M-RET (in minibuffer)</text:p>
      <text:p text:style-name="P1">(describe-function #'choose-completion) ; RET (in completion list buffer)</text:p>
      <text:p text:style-name="P1">(describe-function #'kill-current-buffer) ; z (in completion list buffer)</text:p>
      <text:p text:style-name="P1">(describe-function #'previous-history-element) ; M-p (in minibuffer)</text:p>
      <text:p text:style-name="P1">(describe-function #'next-history-element) ; M-n (in minibuffer)</text:p>
      <text:p text:style-name="P1">(describe-function #'previous-matching-history-element) ; M-r (in minibuffer)</text:p>
      <text:p text:style-name="P1">(describe-function #'next-matching-history-element) ; M-s (in minibuffer)</text:p>
      <text:p text:style-name="P1">(describe-function #'minibuffer-complete-and-exit) ; RET (in minibuffer)</text:p>
      <text:p text:style-name="P1"/>
      <text:p text:style-name="P3">;; Coding systems</text:p>
      <text:p text:style-name="P1">(describe-function #'universal-coding-system-argument) ; C-x RET c</text:p>
      <text:p text:style-name="P1">(describe-function #'revert-buffer-with-coding-system) ; C-x RET r</text:p>
      <text:p text:style-name="P1">(describe-variable 'buffer-file-coding-system)</text:p>
      <text:p text:style-name="P1">;; (setq-default buffer-file-coding-system 'utf-8-unix) ; example</text:p>
      <text:p text:style-name="P1">(describe-function #'set-buffer-file-coding-system) ; C-x RET f</text:p>
      <text:p text:style-name="P1">(describe-function #'set-file-name-coding-system) ; C-x RET F</text:p>
      <text:p text:style-name="P1">(describe-function #'recode-region) ; (default unbound)</text:p>
      <text:p text:style-name="P1">(describe-function #'set-keyboard-coding-system) ; C-x RET k</text:p>
      <text:p text:style-name="P1">(describe-function #'set-terminal-coding-system) ; C-x RET t</text:p>
      <text:p text:style-name="P1">(describe-variable 'x-select-request-type)</text:p>
      <text:p text:style-name="P1">(describe-function #'set-selection-coding-system) ; C-x RET x</text:p>
      <text:p text:style-name="P1">(describe-function #'set-next-selection-coding-system) ; C-x RET X</text:p>
      <text:p text:style-name="P1">(describe-function #'set-buffer-process-coding-system) ; C-x RET p</text:p>
      <text:p text:style-name="P1"/>
      <text:p text:style-name="P1">(describe-function #'list-character-sets) ; (default unbound)</text:p>
      <text:p text:style-name="P1">(describe-function #'view-hello-file) ; C-h h</text:p>
      <text:p text:style-name="P6">(customize-variable 'default-input-method) ; (set it to russian-computer)</text:p>
      <text:p text:style-name="P1">(describe-function #'toggle-input-method) ; C-\ (set russian-computer)</text:p>
      <text:p text:style-name="P1">(describe-function #'set-input-method) ; C-x RET C-\ (set russian-computer)</text:p>
      <text:p text:style-name="P1">(customize-variable 'default-transient-input-method) ; (set russian-computer)</text:p>
      <text:p text:style-name="P1">(describe-function #'activate-transient-input-method) ; C-x \</text:p>
      <text:p text:style-name="P1">(describe-function #'deactivate-transient-input-method) ; (default unbound)</text:p>
      <text:p text:style-name="P1"/>
      <text:p text:style-name="P3">;; Macros</text:p>
      <text:p text:style-name="P1">(describe-function #'kmacro-start-macro-or-insert-counter) ; F3</text:p>
      <text:p text:style-name="P1">(describe-function #'kmacro-end-or-call-macro) ; F4</text:p>
      <text:p text:style-name="P1">(describe-function #'apply-macro-to-region-lines) ; C-x C-k r</text:p>
      <text:p text:style-name="P1">(describe-function #'kmacro-start-macro) ; C-x (, C-x C-k s, C-x C-k C-s</text:p>
      <text:p text:style-name="P1">(describe-function #'kmacro-end-macro) ; C-x )</text:p>
      <text:p text:style-name="P1">(describe-function #'kmacro-end-and-call-macro) ; C-x e</text:p>
      <text:p text:style-name="P1">(describe-function #'kmacro-redisplay) ; C-x C-k d</text:p>
      <text:p text:style-name="P1"/>
      <text:p text:style-name="P1">(describe-function #'kmacro-cycle-ring-next) ; C-x C-k C-n</text:p>
      <text:p text:style-name="P1">(describe-function #'kmacro-cycle-ring-previous) ; C-x C-k C-p</text:p>
      <text:p text:style-name="P1">(describe-function #'kmacro-to-register) ; C-x C-k x </text:p>
      <text:p text:style-name="P1">(describe-function #'kmacro-name-last-macro) ; C-x C-k n</text:p>
      <text:p text:style-name="P1">(describe-function #'kmacro-bind-to-key) ; C-x C-k b</text:p>
      <text:p text:style-name="P1">(describe-function #'edit-kbd-macro) ; C-x C-k e</text:p>
      <text:p text:style-name="P1">(describe-function #'kmacro-step-edit-macro) ; C-x C-k SPC</text:p>
      <text:p text:style-name="P1">(describe-function #'view-lossage) ; C-h l</text:p>
      <text:p text:style-name="P1">(describe-function #'kmacro-edit-lossage) ; C-x C-k l</text:p>
      <text:p text:style-name="P6">(describe-function #'insert-kbd-macro) ; (default unbound) <text:s text:c="19"/><text:span text:style-name="T5"><text:s/></text:span><text:span text:style-name="T2">10</text:span></text:p>
      <text:p text:style-name="P3"><text:soft-page-break/>;; Version control</text:p>
      <text:p text:style-name="P1">(describe-function #'vc-dir) ; C-x v d</text:p>
      <text:p text:style-name="P1">(describe-function #'vc-ignore) ; C-x v G</text:p>
      <text:p text:style-name="P1">(describe-function #'vc-register) ; C-x v i</text:p>
      <text:p text:style-name="P1">(describe-function #'vc-next-action) ; C-x v v</text:p>
      <text:p text:style-name="P1">(describe-function #'vc-update) ; C-x v +</text:p>
      <text:p text:style-name="P1">(describe-function #'vc-push) ; C-x v P</text:p>
      <text:p text:style-name="P1">(describe-function #'vc-revert) ; C-x v u</text:p>
      <text:p text:style-name="P1">(describe-function #'vc-insert-headers) ; (default unbound)</text:p>
      <text:p text:style-name="P1">(describe-function #'vc-print-root-log) ; C-x v L</text:p>
      <text:p text:style-name="P1">(describe-function #'vc-print-log) ; C-x v l</text:p>
      <text:p text:style-name="P1">(describe-function #'vc-log-incoming) ; C-x v I</text:p>
      <text:p text:style-name="P1">(describe-function #'vc-log-outgoing) ; C-x v O</text:p>
      <text:p text:style-name="P1">(describe-function #'vc-update-change-log) ; C-x v a</text:p>
      <text:p text:style-name="P1">(describe-function #'vc-root-diff) ; C-x v D</text:p>
      <text:p text:style-name="P1">(describe-function #'vc-diff) ; C-x v =</text:p>
      <text:p text:style-name="P1">(describe-function #'vc-revision-other-window) ; C-x v ~</text:p>
      <text:p text:style-name="P1">(describe-function #'vc-rename-file) ; (default unbound)</text:p>
      <text:p text:style-name="P1">(describe-function #'vc-annotate) ; C-x v g</text:p>
      <text:p text:style-name="P1">(describe-function #'vc-create-tag) ; C-x v s</text:p>
      <text:p text:style-name="P1">(describe-function #'vc-retrieve-tag) ; C-x v r</text:p>
      <text:p text:style-name="P1"/>
      <text:p text:style-name="P3">;; Abbreviations</text:p>
      <text:p text:style-name="P1">(describe-function #'inverse-add-global-abbrev) ; C-x a -, C-x a i g</text:p>
      <text:p text:style-name="P1">(describe-function #'add-global-abbrev) ; C-x a g</text:p>
      <text:p text:style-name="P1">(describe-function #'inverse-add-mode-abbrev) ; C-x a i l</text:p>
      <text:p text:style-name="P1">(describe-function #'add-mode-abbrev) ; C-x a l, C-x a C-a, C-x a +</text:p>
      <text:p text:style-name="P1">(describe-function #'expand-abbrev) ; C-x ', C-x a e, C-x a '</text:p>
      <text:p text:style-name="P1">(describe-function #'expand-jump-to-next-slot) ; C-x a n</text:p>
      <text:p text:style-name="P1">(describe-function #'expand-jump-to-previous-slot) ; C-x a p</text:p>
      <text:p text:style-name="P1">(describe-function #'expand-region-abbrevs) ; (default unbound)</text:p>
      <text:p text:style-name="P1">(describe-function #'unexpand-abbrev) ; (default unbound)</text:p>
      <text:p text:style-name="P1"/>
      <text:p text:style-name="P1">(describe-function #'dabbrev-expand) ; M-/</text:p>
      <text:p text:style-name="P1">(describe-function #'dabbrev-completion) ; C-M-/</text:p>
      <text:p text:style-name="P1"/>
      <text:p text:style-name="P3">;; Spelling, spellcheck</text:p>
      <text:p text:style-name="P1">(describe-variable 'ispell-program-name)</text:p>
      <text:p text:style-name="P1">(describe-variable 'ispell-dictionary)</text:p>
      <text:p text:style-name="P1">(describe-function #'ispell-change-dictionary) ; (default unbound)</text:p>
      <text:p text:style-name="P1">(describe-function #'ispell-hunspell-add-multi-dic) ; (default unbound)</text:p>
      <text:p text:style-name="P1">(describe-function #'ispell) ; (default unbound)</text:p>
      <text:p text:style-name="P1">(describe-function #'ispell-buffer) ; (default unbound)</text:p>
      <text:p text:style-name="P1">(describe-function #'ispell-region) ; (default unbound)</text:p>
      <text:p text:style-name="P1">(describe-function #'ispell-comments-and-strings) ; (default unbound)</text:p>
      <text:p text:style-name="P1">(describe-function #'ispell-comment-or-string-at-point) ; (default unbound)</text:p>
      <text:p text:style-name="P1">(describe-function #'ispell-word) ; M-$</text:p>
      <text:p text:style-name="P1">(describe-variable 'ispell-complete-word-dict)</text:p>
      <text:p text:style-name="P1">(describe-function #'ispell-complete-word) ; (default unbound)</text:p>
      <text:p text:style-name="P1">(describe-function #'completion-at-point) ; C-M-i, ESC TAB, M-TAB</text:p>
      <text:p text:style-name="P1">(describe-function #'ispell-kill-ispell) ; (default unbound)</text:p>
      <text:p text:style-name="P1"/>
      <text:p text:style-name="P1">(describe-variable 'flyspell-check-changes)</text:p>
      <text:p text:style-name="P1">(describe-function #'flyspell-mode) ; (default unbound)</text:p>
      <text:p text:style-name="P1">(describe-function #'flyspell-prog-mode) ; (default unbound)</text:p>
      <text:p text:style-name="P1">(describe-function #'flyspell-buffer) ; (default unbound)</text:p>
      <text:p text:style-name="P1">(describe-function #'flyspell-region) ; (default unbound)</text:p>
      <text:p text:style-name="P1">(describe-function #'flyspell-auto-correct-word) ; C-., ESC TAB, C-M-i</text:p>
      <text:p text:style-name="P1">(describe-function #'flyspell-correct-word-before-point) ; C-c $</text:p>
      <text:p text:style-name="P1">(describe-function #'flyspell-correct-word) ; MOUSE2</text:p>
      <text:p text:style-name="P1">(describe-function #'context-menu-mode) ; (default unbound)</text:p>
      <text:p text:style-name="P1"/>
      <text:p text:style-name="P4"><text:s text:c="79"/><text:span text:style-name="T2">11</text:span></text:p>
      <text:p text:style-name="P3"><text:soft-page-break/>;; Miscellaneous</text:p>
      <text:p text:style-name="P1">(describe-function #'gpm-mouse-mode) ; (default unbound)</text:p>
      <text:p text:style-name="P1">(describe-function #'xterm-mouse-mode) ; (default unbound)</text:p>
      <text:p text:style-name="P1"/>
      <text:p text:style-name="P1">(describe-function #'menu-bar-open) ; F10</text:p>
      <text:p text:style-name="P1">(describe-function #'toggle-frame-maximized) ; M-F10</text:p>
      <text:p text:style-name="P1">(describe-function #'toggle-frame-fullscreen) ; F11</text:p>
      <text:p text:style-name="P1">(describe-function #'menu-set-font) ; (default unbound)</text:p>
      <text:p text:style-name="P1">(describe-function #'mouse-appearance-menu) ; S-MOUSE1</text:p>
      <text:p text:style-name="P1">(describe-function #'mouse-wheel-text-scale) ; C-MouseScroll</text:p>
      <text:p text:style-name="P1">(describe-function #'text-scale-adjust) ; C-x C-0, C-x C--, C-x C-=, C-x C-+</text:p>
      <text:p text:style-name="P1">(describe-function #'text-scale-mode) ; enabled/disabled by `text-scale-adjust'</text:p>
      <text:p text:style-name="P1"/>
      <text:p text:style-name="P1">(describe-function #'compare-windows) ; C-x f (default unbound)</text:p>
      <text:p text:style-name="P1">(describe-function #'ediff) ; (default unbound)</text:p>
      <text:p text:style-name="P1">(describe-function #'diff) ; (default unbound)</text:p>
      <text:p text:style-name="P1"/>
      <text:p text:style-name="P1">(describe-function #'compose-mail) ; C-x M-m (default C-x m)</text:p>
      <text:p text:style-name="P1"/>
      <text:p text:style-name="P1">(describe-function #'edit-tab-stops) ; (default unbound)</text:p>
      <text:p text:style-name="P1">(describe-variable 'tab-stop-list)</text:p>
      <text:p text:style-name="P1">(describe-function #'tab-to-tab-stop) ; unbound (default M-i)</text:p>
      <text:p text:style-name="P1"/>
      <text:p text:style-name="P1">(describe-function #'async-shell-command) ; M-&amp;</text:p>
      <text:p text:style-name="P1">(describe-function #'shell-command) ; M-!</text:p>
      <text:p text:style-name="P1">(describe-function #'shell-command-on-region) ; M-|</text:p>
      <text:p text:style-name="P1"/>
      <text:p text:style-name="P1">(describe-function #'universal-argument) ; C-u</text:p>
      <text:p text:style-name="P1">(describe-function #'negative-argument) ; ESC -, C--, M--, C-M--</text:p>
      <text:p text:style-name="P1">(describe-function #'digit-argument) ; ESC 0..9 (also C, M and C-M)</text:p>
      <text:p text:style-name="P1"/>
      <text:p text:style-name="P1">(describe-variable 'fill-prefix)</text:p>
      <text:p text:style-name="P1">(describe-function #'set-fill-prefix) ; C-x .</text:p>
      <text:p text:style-name="P1">(describe-variable 'fill-column)</text:p>
      <text:p text:style-name="P1">(describe-function #'set-fill-column) ; C-x M-f (default C-x f)</text:p>
      <text:p text:style-name="P1">(describe-function #'fill-paragraph) ; M-q</text:p>
      <text:p text:style-name="P1">(describe-function #'fill-forward-paragraph) ; (default unbound)</text:p>
      <text:p text:style-name="P1">(describe-function #'fill-region) ; (default unbound)</text:p>
      <text:p text:style-name="P1">(describe-function #'fill-region-as-paragraph) ; (default unbound)</text:p>
      <text:p text:style-name="P1"/>
      <text:p text:style-name="P3">;; Unbound functions (and some rarely used bound functions)</text:p>
      <text:p text:style-name="P1">(describe-function #'auto-fill-mode)</text:p>
      <text:p text:style-name="P1">(describe-function #'global-display-fill-column-indicator-mode)</text:p>
      <text:p text:style-name="P1">(describe-function #'display-fill-column-indicator-mode)</text:p>
      <text:p text:style-name="P1">(describe-function #'global-hl-line-mode)</text:p>
      <text:p text:style-name="P1">(describe-function #'hl-line-mode)</text:p>
      <text:p text:style-name="P1">(describe-function #'global-whitespace-mode)</text:p>
      <text:p text:style-name="P1">(describe-function #'whitespace-mode)</text:p>
      <text:p text:style-name="P1">(describe-variable 'whitespace-line-column) ; exists only in `whitespace-mode'</text:p>
      <text:p text:style-name="P1">(describe-function #'line-number-mode)</text:p>
      <text:p text:style-name="P1">(describe-function #'column-number-mode)</text:p>
      <text:p text:style-name="P1">(describe-function #'size-indication-mode)</text:p>
      <text:p text:style-name="P1">(describe-function #'global-display-line-numbers-mode)</text:p>
      <text:p text:style-name="P1">(describe-function #'display-line-numbers-mode)</text:p>
      <text:p text:style-name="P1">(describe-variable 'display-line-numbers-type)</text:p>
      <text:p text:style-name="P1">(describe-variable 'display-line-numbers-current-absolute)</text:p>
      <text:p text:style-name="P1">(customize-group 'display-line-numbers)</text:p>
      <text:p text:style-name="P1">(describe-function #'display-time-mode)</text:p>
      <text:p text:style-name="P1">(customize-variable 'display-time-24hr-format) ; only in `display-time-mode'</text:p>
      <text:p text:style-name="P1">(describe-variable 'display-time-use-mail-icon) ; only in `display-time-mode'</text:p>
      <text:p text:style-name="P1">(describe-function #'display-battery-mode)</text:p>
      <text:p text:style-name="P1">(describe-variable 'battery-mode-line-format) ; only in `display-battery-mode'</text:p>
      <text:p text:style-name="P2">(describe-function #'global-font-lock-mode) <text:s text:c="35"/><text:span text:style-name="T2">12</text:span></text:p>
      <text:p text:style-name="P1"><text:soft-page-break/>(describe-function #'font-lock-mode)</text:p>
      <text:p text:style-name="P1">(describe-function #'repeat-mode)</text:p>
      <text:p text:style-name="P1">(describe-function #'describe-repeat-maps) ; available only in `repeat-mode'</text:p>
      <text:p text:style-name="P1">(describe-function #'follow-mode)</text:p>
      <text:p text:style-name="P1">(describe-function #'view-mode)</text:p>
      <text:p text:style-name="P1">(describe-function #'view-buffer)</text:p>
      <text:p text:style-name="P1">(describe-function #'view-file)</text:p>
      <text:p text:style-name="P1">(describe-function #'View-search-regexp-backward) ; \ (in view-mode)</text:p>
      <text:p text:style-name="P1">(describe-function #'View-search-regexp-forward) ; / (in view-mode)</text:p>
      <text:p text:style-name="P1">(describe-function #'View-search-last-regexp-backward) ; p (in view-mode)</text:p>
      <text:p text:style-name="P1">(describe-function #'View-search-last-regexp-forward) ; n (in view-mode)</text:p>
      <text:p text:style-name="P1">(describe-function #'toggle-truncate-lines) ; C-x x t</text:p>
      <text:p text:style-name="P1">(describe-function #'global-visual-line-mode)</text:p>
      <text:p text:style-name="P1">(describe-function #'visual-line-mode)</text:p>
      <text:p text:style-name="P1">(describe-function #'previous-logical-line)</text:p>
      <text:p text:style-name="P1">(describe-function #'next-logical-line)</text:p>
      <text:p text:style-name="P1">(describe-function #'beginning-of-visual-line)</text:p>
      <text:p text:style-name="P1">(describe-function #'end-of-visual-line)</text:p>
      <text:p text:style-name="P1">(describe-function #'kill-visual-line)</text:p>
      <text:p text:style-name="P1">(describe-function #'global-word-wrap-whitespace-mode)</text:p>
      <text:p text:style-name="P1">(describe-function #'word-wrap-whitespace-mode)</text:p>
      <text:p text:style-name="P1">(describe-function #'global-visual-wrap-prefix-mode)</text:p>
      <text:p text:style-name="P1">(describe-function #'visual-wrap-prefix-mode)</text:p>
      <text:p text:style-name="P1">(describe-function #'variable-pitch-mode)</text:p>
      <text:p text:style-name="P1">(describe-function #'buffer-face-mode)</text:p>
      <text:p text:style-name="P1">(describe-function #'fido-mode)</text:p>
      <text:p text:style-name="P1">(describe-function #'fido-vertical-mode)</text:p>
      <text:p text:style-name="P1">(describe-function #'icomplete-fido-ret) ; RET (in `fido-mode')</text:p>
      <text:p text:style-name="P1">(describe-function #'icomplete-force-complete-and-exit) ; C-j (in `fido-mode')</text:p>
      <text:p text:style-name="P1">(describe-function #'icomplete-fido-exit) ; M-j (in `fido-mode')</text:p>
      <text:p text:style-name="P1"/>
      <text:p text:style-name="P1">(describe-function #'redraw-display)</text:p>
      <text:p text:style-name="P1">(describe-function #'redraw-frame)</text:p>
      <text:p text:style-name="P1"/>
      <text:p text:style-name="P1">(describe-function #'eval-buffer)</text:p>
      <text:p text:style-name="P1">(describe-function #'eval-region)</text:p>
      <text:p text:style-name="P1">(describe-function #'eval-defun)</text:p>
      <text:p text:style-name="P1"/>
      <text:p text:style-name="P1">(describe-function #'mark-beginning-of-buffer) ; (does not activate the mark)</text:p>
      <text:p text:style-name="P1">(describe-function #'mark-end-of-buffer) ; (does not activate the mark)</text:p>
      <text:p text:style-name="P1"/>
      <text:p text:style-name="P1">(describe-function #'forward-comment)</text:p>
      <text:p text:style-name="P1">(describe-function #'forward-line)</text:p>
      <text:p text:style-name="P1">(describe-function #'forward-same-syntax)</text:p>
      <text:p text:style-name="P1">(describe-function #'forward-symbol)</text:p>
      <text:p text:style-name="P1">(describe-function #'forward-thing)</text:p>
      <text:p text:style-name="P1">(describe-function #'forward-to-indentation)</text:p>
      <text:p text:style-name="P1">(describe-function #'forward-to-word)</text:p>
      <text:p text:style-name="P1">(describe-function #'forward-visible-line)</text:p>
      <text:p text:style-name="P1">(describe-function #'forward-whitespace)</text:p>
      <text:p text:style-name="P1">(describe-function #'forward-word-strictly)</text:p>
      <text:p text:style-name="P1"/>
      <text:p text:style-name="P1">(describe-function #'backward-delete-char)</text:p>
      <text:p text:style-name="P1">(describe-function #'backward-prefix-chars)</text:p>
      <text:p text:style-name="P1">(describe-function #'backward-to-indentation)</text:p>
      <text:p text:style-name="P1">(describe-function #'backward-to-word)</text:p>
      <text:p text:style-name="P1">(describe-function #'backward-word-strictly)</text:p>
      <text:p text:style-name="P1"/>
      <text:p text:style-name="P1">(describe-function #'clipboard-kill-region)</text:p>
      <text:p text:style-name="P1">(describe-function #'clipboard-kill-ring-save)</text:p>
      <text:p text:style-name="P1">(describe-function #'comment-kill)</text:p>
      <text:p text:style-name="P1">(describe-function #'copy-region-as-kill)</text:p>
      <text:p text:style-name="P1">(describe-function #'current-kill) <text:s text:c="44"/><text:span text:style-name="T2">13</text:span></text:p>
      <text:p text:style-name="P1"><text:soft-page-break/>(describe-function #'isearch-yank-from-kill-ring)</text:p>
      <text:p text:style-name="P1">(describe-function #'kill-all-abbrevs)</text:p>
      <text:p text:style-name="P1">(describe-function #'kill-all-local-variables)</text:p>
      <text:p text:style-name="P1">(describe-function #'kill-append)</text:p>
      <text:p text:style-name="P1">(describe-function #'kill-backward-chars)</text:p>
      <text:p text:style-name="P1">(describe-function #'kill-backward-up-list)</text:p>
      <text:p text:style-name="P1">(describe-function #'kill-buffer-ask)</text:p>
      <text:p text:style-name="P1">(describe-function #'kill-buffer-if-not-modified)</text:p>
      <text:p text:style-name="P1">(describe-function #'kill-comment)</text:p>
      <text:p text:style-name="P1">(describe-function #'kill-forward-chars)</text:p>
      <text:p text:style-name="P1">(describe-function #'kill-local-variable)</text:p>
      <text:p text:style-name="P1">(describe-function #'kill-matching-buffers)</text:p>
      <text:p text:style-name="P1">(describe-function #'kill-new)</text:p>
      <text:p text:style-name="P1">(describe-function #'kill-process)</text:p>
      <text:p text:style-name="P1">(describe-function #'kill-some-buffers)</text:p>
      <text:p text:style-name="P1">(describe-function #'kill-this-buffer)</text:p>
      <text:p text:style-name="P1">(describe-function #'mouse-kill)</text:p>
      <text:p text:style-name="P1">(describe-function #'mouse-kill-ring-save)</text:p>
      <text:p text:style-name="P1">(describe-function #'mouse-kill-secondary)</text:p>
      <text:p text:style-name="P1">(describe-function #'mouse-save-then-kill-delete-region)</text:p>
      <text:p text:style-name="P1">(describe-function #'read-from-kill-ring)</text:p>
      <text:p text:style-name="P1">(describe-function #'yank-from-kill-ring)</text:p>
      <text:p text:style-name="P1"/>
      <text:p text:style-name="P1">(describe-function #'sort-lines)</text:p>
      <text:p text:style-name="P1">(describe-function #'sort-fields)</text:p>
      <text:p text:style-name="P1">(describe-function #'sort-numeric-fields)</text:p>
      <text:p text:style-name="P1">(describe-function #'sort-columns)</text:p>
      <text:p text:style-name="P1">(describe-function #'sort-paragraphs)</text:p>
      <text:p text:style-name="P1">(describe-function #'sort-regexp-fields)</text:p>
      <text:p text:style-name="P1"><text:s/></text:p>
      <text:p text:style-name="P1">(describe-function #'align)</text:p>
      <text:p text:style-name="P1">(describe-function #'align-current)</text:p>
      <text:p text:style-name="P1">(describe-function #'align-regexp)</text:p>
      <text:p text:style-name="P1"/>
      <text:p text:style-name="P1">(describe-function #'compile)</text:p>
      <text:p text:style-name="P1">(describe-function #'shell)</text:p>
      <text:p text:style-name="P1">(describe-function #'eshell)</text:p>
      <text:p text:style-name="P1">(describe-function #'ansi-term)</text:p>
      <text:p text:style-name="P1">(describe-function #'proced)</text:p>
      <text:p text:style-name="P1"/>
      <text:p text:style-name="P1">(describe-function #'current-time)</text:p>
      <text:p text:style-name="P1">(describe-function #'time-convert)</text:p>
      <text:p text:style-name="P1">(describe-function #'format-time-string)</text:p>
      <text:p text:style-name="P1"/>
      <text:p text:style-name="P1">(describe-function #'format)</text:p>
      <text:p text:style-name="P1">(describe-function #'format-message)</text:p>
      <text:p text:style-name="P1">(describe-function #'message) ; uses `format-message' to print strings</text:p>
      <text:p text:style-name="P1"/>
      <text:p text:style-name="P1">(describe-function #'pwd)</text:p>
      <text:p text:style-name="P1">(describe-variable 'path-separator)</text:p>
      <text:p text:style-name="P1">(describe-function #'cd)</text:p>
      <text:p text:style-name="P1">(describe-function #'file-exists-p)</text:p>
      <text:p text:style-name="P1">(describe-function #'byte-compile-file)</text:p>
      <text:p text:style-name="P1">(describe-function #'native-compile)</text:p>
      <text:p text:style-name="P1">(describe-function #'file-attributes)</text:p>
      <text:p text:style-name="P1">(describe-function #'directory-files-and-attributes)</text:p>
      <text:p text:style-name="P1">(describe-function #'directory-files)</text:p>
      <text:p text:style-name="P1"/>
      <text:p text:style-name="P1">(describe-function #'grep)</text:p>
      <text:p text:style-name="P1">(describe-function #'grep-find)</text:p>
      <text:p text:style-name="P1">(describe-function #'lgrep)</text:p>
      <text:p text:style-name="P1">(describe-function #'rgrep)</text:p>
      <text:p text:style-name="P1">(describe-function #'rzgrep) <text:s text:c="50"/><text:span text:style-name="T2">14</text:span></text:p>
      <text:p text:style-name="P1"><text:soft-page-break/>(describe-function #'find-dired)</text:p>
      <text:p text:style-name="P1">(describe-function #'find-name-dired)</text:p>
      <text:p text:style-name="P1">(describe-function #'find-grep-dired)</text:p>
      <text:p text:style-name="P1">(describe-function #'find-lisp-find-dired)</text:p>
      <text:p text:style-name="P1"/>
      <text:p text:style-name="P1">(describe-function #'fundamental-mode)</text:p>
      <text:p text:style-name="P1">(describe-function #'enriched-mode)</text:p>
      <text:p text:style-name="P1">(describe-function #'text-mode)</text:p>
      <text:p text:style-name="P1">(describe-function #'electric-quote-mode)</text:p>
      <text:p text:style-name="P1">(describe-function #'paragraph-indent-text-mode)</text:p>
      <text:p text:style-name="P1">(describe-function #'indented-text-mode)</text:p>
      <text:p text:style-name="P1">(describe-variable 'adaptive-fill-mode)</text:p>
      <text:p text:style-name="P1"/>
      <text:p text:style-name="P1">(describe-function #'prog-mode)</text:p>
      <text:p text:style-name="P1">(describe-function #'electric-indent-mode)</text:p>
      <text:p text:style-name="P1">(describe-function #'electric-indent-local-mode)</text:p>
      <text:p text:style-name="P1">(describe-function #'subword-mode)</text:p>
      <text:p text:style-name="P1">(describe-function #'emacs-lisp-mode)</text:p>
      <text:p text:style-name="P1">(describe-function #'lisp-mode)</text:p>
      <text:p text:style-name="P1">(describe-function #'tcl-mode)</text:p>
      <text:p text:style-name="P1">(describe-function #'awk-mode)</text:p>
      <text:p text:style-name="P1">(describe-function #'m4-mode)</text:p>
      <text:p text:style-name="P1">(describe-function #'python-mode)</text:p>
      <text:p text:style-name="P1"/>
      <text:p text:style-name="P1">(describe-function #'reveal-mode)</text:p>
      <text:p text:style-name="P1">(describe-function #'outline-mode)</text:p>
      <text:p text:style-name="P1">(describe-function #'org-mode)</text:p>
      <text:p text:style-name="P1"/>
      <text:p text:style-name="P1">(describe-function #'speedbar-mode)</text:p>
      <text:p text:style-name="P1">(describe-function #'windmove-mode)</text:p>
      <text:p text:style-name="P1">(customize-variable 'windmove-default-keybindings) ; set to Shift</text:p>
      <text:p text:style-name="P1">(customize-variable 'windmove-wrap-around) ; toggle on</text:p>
      <text:p text:style-name="P1">(describe-function #'menu-bar-mode)</text:p>
      <text:p text:style-name="P1">(describe-function #'tool-bar-mode)</text:p>
      <text:p text:style-name="P1">(describe-function #'tab-bar-mode)</text:p>
      <text:p text:style-name="P1">(describe-function #'scroll-bar-mode)</text:p>
      <text:p text:style-name="P1">(describe-function #'horizontal-scroll-bar-mode)</text:p>
      <text:p text:style-name="P1"/>
      <text:p text:style-name="P1">(describe-function #'buffer-list)</text:p>
      <text:p text:style-name="P1">(describe-function #'window-list)</text:p>
      <text:p text:style-name="P1">(describe-function #'frame-list)</text:p>
      <text:p text:style-name="P1"/>
      <text:p text:style-name="P1">(describe-function #'modify-frame-parameters)</text:p>
      <text:p text:style-name="P1">(describe-function #'set-frame-parameter)</text:p>
      <text:p text:style-name="P1">(describe-function #'set-frame-height)</text:p>
      <text:p text:style-name="P1">(describe-function #'set-frame-width)</text:p>
      <text:p text:style-name="P1"/>
      <text:p text:style-name="P1">(describe-variable 'user-real-login-name)</text:p>
      <text:p text:style-name="P1">(describe-variable 'user-login-name)</text:p>
      <text:p text:style-name="P1">(describe-variable 'initial-environment)</text:p>
      <text:p text:style-name="P1">(describe-variable 'process-environment)</text:p>
      <text:p text:style-name="P1">(describe-function #'setenv)</text:p>
      <text:p text:style-name="P1">(describe-function #'getenv)</text:p>
      <text:p text:style-name="P1">(describe-variable 'exec-path)</text:p>
      <text:p text:style-name="P1">(describe-function #'quote)</text:p>
      <text:p text:style-name="P1">(describe-function #'add-to-list)</text:p>
      <text:p text:style-name="P1">(describe-variable 'custom-theme-load-path)</text:p>
      <text:p text:style-name="P1">(describe-variable 'custom-theme-directory)</text:p>
      <text:p text:style-name="P1">(describe-variable 'user-emacs-directory)</text:p>
      <text:p text:style-name="P1">(describe-variable 'user-init-file)</text:p>
      <text:p text:style-name="P1"/>
      <text:p text:style-name="P1"/>
      <text:p text:style-name="P1"><text:s text:c="79"/><text:span text:style-name="T2">15</text:span></text:p>
      <text:p text:style-name="P1"><text:soft-page-break/>(describe-func<text:span text:style-name="T6">t</text:span>ion #'facemenu-menu) ; C-MOUSE2</text:p>
      <text:p text:style-name="P1">(describe-function #'list-faces-display)</text:p>
      <text:p text:style-name="P1">(describe-function #'list-colors-display)</text:p>
      <text:p text:style-name="P1">(describe-function #'set-face-foreground)</text:p>
      <text:p text:style-name="P1">(describe-function #'set-face-background)</text:p>
      <text:p text:style-name="P1">(describe-function #'add-hook)</text:p>
      <text:p text:style-name="P1">(describe-function #'customize)</text:p>
      <text:p text:style-name="P1">(describe-function #'customize-face)</text:p>
      <text:p text:style-name="P1">(describe-function #'customize-variable)</text:p>
      <text:p text:style-name="P1">(describe-function #'customize-group)</text:p>
      <text:p text:style-name="P1">(describe-function #'customize-create-theme)</text:p>
      <text:p text:style-name="P1">(describe-function #'customize-themes)</text:p>
      <text:p text:style-name="P1">(describe-variable 'w32-follow-system-dark-mode)</text:p>
      <text:p text:style-name="P1"/>
      <text:p text:style-name="P1">(describe-function #'always) ; Do nothing and return t</text:p>
      <text:p text:style-name="P1">(describe-function #'ignore) ; Do nothing and return nil</text:p>
      <text:p text:style-name="P1"/>
      <text:p text:style-name="P1">(describe-variable 'indicate-empty-lines)</text:p>
      <text:p text:style-name="P1">(customize-variable 'ring-bell-function) ; choose Silent</text:p>
      <text:p text:style-name="P1">(customize-variable 'visible-bell) ; set it to nil</text:p>
      <text:p text:style-name="P1">(customize-variable 'make-pointer-invisible) ; set it to nil</text:p>
      <text:p text:style-name="P1">(customize-variable 'blink-cursor-mode) ; set it to nil</text:p>
      <text:p text:style-name="P1">(customize-variable 'visible-cursor) ; has effect only on text terminals</text:p>
      <text:p text:style-name="P1"/>
      <text:p text:style-name="P1">(describe-variable 'frame-background-mode)</text:p>
      <text:p text:style-name="P1">(describe-variable 'default-frame-alist)</text:p>
      <text:p text:style-name="P1">(customize-variable 'default-frame-alist)</text:p>
      <text:p text:style-name="P1"/>
      <text:p text:style-name="P1">;; Recursion <text:span text:style-name="T3">(to create and use recursive elisp functions)</text:span>:</text:p>
      <text:p text:style-name="P1">(customize-variable 'max-specpdl-size)</text:p>
      <text:p text:style-name="P1">(customize-variable 'max-lisp-eval-depth)</text:p>
      <text:p text:style-name="P1">;; If you increase the value of `max-specpdl-size' too much, Emacs could run</text:p>
      <text:p text:style-name="P1">;; out of memory trying to make the stack bigger. If you increase the value of</text:p>
      <text:p text:style-name="P1">;; `max-lisp-eval-depth' too much, Emacs could overflow the real C stack, and</text:p>
      <text:p text:style-name="P1">;; crash. I use the value of <text:span text:style-name="T1">8192</text:span> for both variables.</text:p>
      <text:p text:style-name="P1"/>
      <text:p text:style-name="P1">(describe-function #'deftheme)</text:p>
      <text:p text:style-name="P1">(describe-function #'provide)</text:p>
      <text:p text:style-name="P1">(describe-function #'require)</text:p>
      <text:p text:style-name="P1">(describe-function #'load)</text:p>
      <text:p text:style-name="P1">(describe-function #'load-file)</text:p>
      <text:p text:style-name="P1">(describe-function #'load-theme)</text:p>
      <text:p text:style-name="P1"/>
      <text:p text:style-name="P1">(describe-function #'makunbound)</text:p>
      <text:p text:style-name="P1">(describe-function #'fmakunbound)</text:p>
      <text:p text:style-name="P1">(describe-function #'defun)</text:p>
      <text:p text:style-name="P1">(describe-function #'defvar)</text:p>
      <text:p text:style-name="P1">(describe-function #'defcustom)</text:p>
      <text:p text:style-name="P1">(describe-function #'custom-set-variables)</text:p>
      <text:p text:style-name="P1">(describe-variable 'eval-expression-print-length)</text:p>
      <text:p text:style-name="P1">;; (custom-set-variables '(eval-expression-print-length nil)) ; example</text:p>
      <text:p text:style-name="P1">(describe-function #'setq-default)</text:p>
      <text:p text:style-name="P1">(describe-function #'setq)</text:p>
      <text:p text:style-name="P1">(describe-function #'set-variable)</text:p>
      <text:p text:style-name="P1">(describe-function #'type-of)</text:p>
      <text:p text:style-name="P1"/>
      <text:p text:style-name="P1">(describe-function #'kbd)</text:p>
      <text:p text:style-name="P1">(describe-function #'global-unset-key)</text:p>
      <text:p text:style-name="P1">(describe-function #'global-set-key)</text:p>
      <text:p text:style-name="P1">(describe-function #'local-unset-key)</text:p>
      <text:p text:style-name="P1">(describe-function #'local-set-key)</text:p>
      <text:p text:style-name="P1">(describe-function #'define-key)</text:p>
      <text:p text:style-name="P1"><text:s text:c="79"/><text:span text:style-name="T2">16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2T15:45:57.130396218</meta:creation-date>
    <dc:title>myA4</dc:title>
    <meta:editing-duration>PT25S</meta:editing-duration>
    <meta:editing-cycles>2</meta:editing-cycles>
    <meta:generator>LibreOffice/7.4.7.2$Linux_X86_64 LibreOffice_project/40$Build-2</meta:generator>
    <dc:date>2025-11-02T15:45:58.275087351</dc:date>
    <meta:document-statistic meta:table-count="0" meta:image-count="0" meta:object-count="0" meta:page-count="16" meta:paragraph-count="897" meta:word-count="4112" meta:character-count="45342" meta:non-whitespace-character-count="40532"/>
    <meta:template xlink:type="simple" xlink:actuate="onRequest" xlink:title="myA4" xlink:href="../../../home/steve/Templates/myA4.ott" meta:date="2025-07-25T13:29:28.083513613"/>
  </office:meta>
</office:document-meta>
</file>